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tyle="italic" officeooo:rsid="007c1299" officeooo:paragraph-rsid="00042d85" style:font-style-asian="italic" style:font-style-complex="italic"/>
    </style:style>
    <style:style style:name="P2" style:family="paragraph" style:parent-style-name="Standard">
      <style:text-properties style:font-name="Liberation Serif" fo:font-style="italic" officeooo:rsid="006c4ef8" officeooo:paragraph-rsid="00042d85" style:font-style-asian="italic" style:font-style-complex="italic"/>
    </style:style>
    <style:style style:name="P3" style:family="paragraph" style:parent-style-name="Standard">
      <style:text-properties style:font-name="Liberation Serif" fo:font-style="italic" officeooo:rsid="006dc502" officeooo:paragraph-rsid="00042d85" style:font-style-asian="italic" style:font-style-complex="italic"/>
    </style:style>
    <style:style style:name="P4" style:family="paragraph" style:parent-style-name="Standard">
      <style:text-properties style:font-name="Liberation Serif" fo:font-style="italic" officeooo:rsid="00753ea6" officeooo:paragraph-rsid="00042d85" style:font-style-asian="italic" style:font-style-complex="italic"/>
    </style:style>
    <style:style style:name="P5" style:family="paragraph" style:parent-style-name="Standard">
      <style:text-properties style:font-name="Liberation Serif" fo:font-style="italic" officeooo:rsid="00d5a660" officeooo:paragraph-rsid="00042d85" style:font-style-asian="italic" style:font-style-complex="italic"/>
    </style:style>
    <style:style style:name="P6" style:family="paragraph" style:parent-style-name="Standard">
      <style:text-properties officeooo:rsid="0067ee33" officeooo:paragraph-rsid="00042d85"/>
    </style:style>
    <style:style style:name="P7" style:family="paragraph" style:parent-style-name="Standard">
      <style:text-properties officeooo:rsid="00690a39" officeooo:paragraph-rsid="00042d85"/>
    </style:style>
    <style:style style:name="P8" style:family="paragraph" style:parent-style-name="Standard">
      <style:text-properties officeooo:rsid="00694315" officeooo:paragraph-rsid="00042d85"/>
    </style:style>
    <style:style style:name="P9" style:family="paragraph" style:parent-style-name="Standard">
      <style:text-properties officeooo:rsid="006af723" officeooo:paragraph-rsid="00042d85"/>
    </style:style>
    <style:style style:name="P10" style:family="paragraph" style:parent-style-name="Standard">
      <style:text-properties officeooo:rsid="006c4ef8" officeooo:paragraph-rsid="00042d85"/>
    </style:style>
    <style:style style:name="P11" style:family="paragraph" style:parent-style-name="Standard">
      <style:text-properties style:font-name="Dudu Cyryllic" officeooo:rsid="006dc502" officeooo:paragraph-rsid="00042d85"/>
    </style:style>
    <style:style style:name="P12" style:family="paragraph" style:parent-style-name="Standard">
      <style:text-properties officeooo:rsid="006f57c9" officeooo:paragraph-rsid="00042d85"/>
    </style:style>
    <style:style style:name="P13" style:family="paragraph" style:parent-style-name="Standard">
      <style:text-properties officeooo:rsid="0070ccaa" officeooo:paragraph-rsid="00042d85"/>
    </style:style>
    <style:style style:name="P14" style:family="paragraph" style:parent-style-name="Standard">
      <style:text-properties officeooo:rsid="00716fa5" officeooo:paragraph-rsid="00042d85"/>
    </style:style>
    <style:style style:name="P15" style:family="paragraph" style:parent-style-name="Standard">
      <style:text-properties officeooo:rsid="0073161c" officeooo:paragraph-rsid="00042d85"/>
    </style:style>
    <style:style style:name="P16" style:family="paragraph" style:parent-style-name="Standard">
      <style:text-properties officeooo:rsid="00d6cf4e" officeooo:paragraph-rsid="00042d85"/>
    </style:style>
    <style:style style:name="P17" style:family="paragraph" style:parent-style-name="Standard">
      <style:text-properties officeooo:rsid="0078a981" officeooo:paragraph-rsid="00042d85"/>
    </style:style>
    <style:style style:name="P18" style:family="paragraph" style:parent-style-name="Standard">
      <style:text-properties officeooo:rsid="007a2331" officeooo:paragraph-rsid="00042d85"/>
    </style:style>
    <style:style style:name="P19" style:family="paragraph" style:parent-style-name="Standard">
      <style:text-properties officeooo:rsid="007ae9db" officeooo:paragraph-rsid="00042d85"/>
    </style:style>
    <style:style style:name="P20" style:family="paragraph" style:parent-style-name="Standard">
      <style:text-properties officeooo:rsid="007b2a70" officeooo:paragraph-rsid="00042d85"/>
    </style:style>
    <style:style style:name="P21" style:family="paragraph" style:parent-style-name="Standard">
      <style:text-properties officeooo:rsid="007bf678" officeooo:paragraph-rsid="00042d85"/>
    </style:style>
    <style:style style:name="P22" style:family="paragraph" style:parent-style-name="Heading_20_2">
      <style:paragraph-properties fo:text-align="center" style:justify-single-word="false"/>
      <style:text-properties officeooo:rsid="0067ee33" officeooo:paragraph-rsid="00042d85"/>
    </style:style>
    <style:style style:name="T1" style:family="text">
      <style:text-properties officeooo:rsid="02e6c27a"/>
    </style:style>
    <style:style style:name="T2" style:family="text">
      <style:text-properties officeooo:rsid="00d6cf4e"/>
    </style:style>
    <style:style style:name="T3" style:family="text">
      <style:text-properties officeooo:rsid="02e4c48f"/>
    </style:style>
    <style:style style:name="T4" style:family="text">
      <style:text-properties officeooo:rsid="00d5a660"/>
    </style:style>
    <style:style style:name="T5" style:family="text">
      <style:text-properties officeooo:rsid="00ec96d0"/>
    </style:style>
    <style:style style:name="T6" style:family="text">
      <style:text-properties officeooo:rsid="0070ccaa"/>
    </style:style>
    <style:style style:name="T7" style:family="text">
      <style:text-properties officeooo:rsid="006b34a5"/>
    </style:style>
    <style:style style:name="T8" style:family="text">
      <style:text-properties officeooo:rsid="006af723"/>
    </style:style>
    <style:style style:name="T9" style:family="text">
      <style:text-properties officeooo:rsid="006dc502"/>
    </style:style>
    <style:style style:name="T10" style:family="text">
      <style:text-properties officeooo:rsid="0052fffe"/>
    </style:style>
    <style:style style:name="T11" style:family="text">
      <style:text-properties officeooo:rsid="007c1299"/>
    </style:style>
    <style:style style:name="T12" style:family="text">
      <style:text-properties officeooo:rsid="00753ea6"/>
    </style:style>
    <style:style style:name="T13" style:family="text">
      <style:text-properties officeooo:rsid="00ed497f"/>
    </style:style>
    <style:style style:name="T14" style:family="text">
      <style:text-properties officeooo:rsid="007bf6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2"/>
      <text:p text:style-name="P6"/>
      <text:p text:style-name="P7">Вскоре после нашего возвращения мама взяла с собой Сашу и Наташу и поехала в свой отпуск на Украину в город Конотоп.</text:p>
      <text:p text:style-name="P7">Мы опять остались с папой одни и на обед он готовил вкусные макароны по-флотски и рассказывал, что на кораблях многие команды подают сигналом трубы. </text:p>
      <text:p text:style-name="P7">Сигналы эти не просто «ду-ду-ду-д<text:span text:style-name="T3">ý</text:span> ду-ду-ду-д<text:span text:style-name="T3">ý</text:span>», как пионерский горн с барабаном, а особые мелодии. </text:p>
      <text:p text:style-name="P7">Например, в обед труба поёт: «бери ложку, бери бак и беги на полубак».</text:p>
      <text:p text:style-name="P7">Бак — это котелок, куда матросу выдают обед, а полубак — та часть палубы, где кок выдаёт его.</text:p>
      <text:p text:style-name="P7"><text:span text:style-name="T4">У</text:span> штатских «<text:span text:style-name="T4">кок» </text:span>это — повар, а клотик <text:span text:style-name="T4">на корабле это </text:span>— самая верхушка мачты. </text:p>
      <text:p text:style-name="P8">Когда хотят подшутить над молодым матросо<text:span text:style-name="T5">м</text:span>, ему дают чайник и посылают принести чай с клотика, а он не знает что оно такое, ходит по кораблю с чайником и спрашивает где это; бывалые моряки направляют его от одного борта к другому, или в машинное отделение для смеху.</text:p>
      <text:p text:style-name="P9"><text:span text:style-name="T4">Ещё папа</text:span> рассказывал, что некоторые зэки до того втягиваются в лагерную жизнь, что уже не могут жить на воле.</text:p>
      <text:p text:style-name="P9">У одного рецидивиста <text:span text:style-name="T3">за</text:span>кончился срок так он попросил начальника не выпускать его, оставить в лагере. Но тот ответил:</text:p>
      <text:p text:style-name="P9">- Закон есть закон — уходи.</text:p>
      <text:p text:style-name="P9">Вечером рецидивиста привезли обратно в лагерь, потому что он убил человека в ближней деревне.</text:p>
      <text:p text:style-name="P9">И убийца кричал:</text:p>
      <text:p text:style-name="P9">- Говорил я тебе, начальник! Из-за тебя душу невинную пришлось загубить!</text:p>
      <text:p text:style-name="P9">На этих словах у папы глаза смотрели куда-то вбок и вверх, и даже голос как-то менялся.</text:p>
      <text:p text:style-name="P9"/>
      <text:p text:style-name="P8">Некоторые книги я перечитывал по нескольку раз, не сразу, конечно, а спустя какое-то время. В тот день я перечитывал книгу рассказов про революционера Бабушкина, <text:span text:style-name="T6">которую мне подарили в школе в конце учебного года за хорошую учёбу и активную общественную жизнь</text:span>. Он был простым рабочим и трудился на <text:span text:style-name="T7">богатеев</text:span> заводчиков, <text:span text:style-name="T4">пока не стал революционером</text:span>.</text:p>
      <text:p text:style-name="P8">Когда папа позвал меня обедать, я пришёл на кухню, сел за стол и, кушая суп, сказал:</text:p>
      <text:p text:style-name="P8">- А ты знаешь, что на Путиловском заводе рабочих один раз заставили трудиться сорок восемь часов подряд?</text:p>
      <text:p text:style-name="P8">На что папа ответил:</text:p>
      <text:p text:style-name="P8">- А ты знаешь, что твоя мама поехала в Конотоп с другим дядей?</text:p>
      <text:p text:style-name="P8">Я поднял голову от тарелки. Папа сидел перед нетронутым супом и смотрел <text:span text:style-name="T8">на</text:span> кухонное окно.</text:p>
      <text:p text:style-name="P9">Мне стало страшно, я заплакал <text:span text:style-name="T5">и </text:span>сказал:</text:p>
      <text:p text:style-name="P9">- Я убью его!</text:p>
      <text:p text:style-name="P9">Но папа всё так же глядя на окно ответил:</text:p>
      <text:p text:style-name="P9">- Не-ет, Серёжа, убивать не надо.</text:p>
      <text:p text:style-name="P9">Голос у него чуть гнусавил, как у того рецидивиста-душегуба.</text:p>
      <text:p text:style-name="P9"/>
      <text:p text:style-name="P10">Потом папа попал в больницу и на кухню два дня приходила соседка сменившая Зиминых, а на третий вернулась мама и мои брат с сестрой.</text:p>
      <text:p text:style-name="P10">Мама пошла навестить папу в больнице и взяла меня с собой. </text:p>
      <text:p text:style-name="P10">Папа вышел во двор в больничной пижаме и мне сказали идти поиграть. Я отошёл, но не слишком далеко и слышал, <text:s/>как мама негромко и быстро что-то говорила папе, а он смотрел перед собой и повторял: «дети вырастут — поймут». </text:p>
      <text:p text:style-name="P10"/>
      <text:p text:style-name="P2"><text:soft-page-break/><text:span text:style-name="T4">(...к</text:span>огда я вырос, то понял, что из Конотопа опять <text:span text:style-name="T9">пришло письмо с</text:span> донос<text:span text:style-name="T9">ом</text:span>, но не в Особый отдел, а <text:span text:style-name="T9">моему отцу</text:span>. </text:p>
      <text:p text:style-name="P3">Зачем? Ведь это не сулило доносителю <text:span text:style-name="T10">расширения</text:span> жилищных условий, <text:span text:style-name="T10">или каких-то других улучшений быта</text:span>. <text:span text:style-name="T10">Или, может, просто</text:span> по привычке? </text:p>
      <text:p text:style-name="P3">А может <text:span text:style-name="T4">что </text:span>и не соседи <text:span text:style-name="T6">вовсе</text:span>. </text:p>
      <text:p text:style-name="P3">Просто когда людям плохо, они думают что полегчáет, если сделать плохо кому-то ещё.</text:p>
      <text:p text:style-name="P4">Не думаю, что это срабатывает, <text:span text:style-name="T11">но знаю, что такие есть</text:span>.</text:p>
      <text:p text:style-name="P3">У брата с сестрой я ни тогда, ни позже, в жизни не спр<text:span text:style-name="T3">ашивал</text:span> про дядю, ездившего с ними в Конотоп, хотя <text:span text:style-name="T6">теперь знаю</text:span>, что так оно и было.</text:p>
      <text:p text:style-name="P3"><text:span text:style-name="T4">М</text:span>ама <text:span text:style-name="T4">оправдывалась непутёвым </text:span>поведени<text:span text:style-name="T4">ем папы</text:span> <text:span text:style-name="T6">на отдыхе в</text:span> <text:span text:style-name="T12">крымском </text:span>санатории, куда он предыдущим летом ездил один <text:span text:style-name="T12">по профсоюзной путёвке</text:span>. </text:p>
      <text:p text:style-name="P5">Там он повёл себя настолько легкомысленно, что даже не догадался избавиться от улик на <text:s text:c="2"/>своём нижнем белье и <text:s/>маме потом пришлось отстирывать эти улики в машинке «Ока»...)</text:p>
      <text:p text:style-name="P11"><text:s/></text:p>
      <text:p text:style-name="P12"><text:span text:style-name="T5">Потом</text:span> папа выписался из больницы <text:span text:style-name="T5">и</text:span> мы стали жить дальше...</text:p>
      <text:p text:style-name="P12"/>
      <text:p text:style-name="P13">В школе наш шестой класс перевели обратно в главный корпус на второй этаж. </text:p>
      <text:p text:style-name="P13">За чтением книг и телевизором на выполнение домашних заданий почти не оставалось времени, но я оставался хорошистом, <text:span text:style-name="T3">просто </text:span><text:s/>по инерции. </text:p>
      <text:p text:style-name="P14">В общественной жизни я исполнил роль коня в инсценировке приготовленной силами пионерской дружины школы. </text:p>
      <text:p text:style-name="P14">Роль мне досталась потому, что папа сделал большую лошадиную голову из картона и я в ней выходил на сцену изображая конский п<text:span text:style-name="T3">é</text:span>ред. </text:p>
      <text:p text:style-name="P14">Мои руки и плечи скрывала большая цветастая шаль и под ней же прятался второй мальчик, в согнутом виде, который держался сзади за мой пояс и исполнял роль задних ног.</text:p>
      <text:p text:style-name="P15">Конь в сценке ничего не говорил и появлялся только с целью напугать лентяя, чтобы тот начал хорошо учиться.</text:p>
      <text:p text:style-name="P15">Мы выступили в спортзале школы, в клубе части и даже выезжали на гастроли за Зону — в клуб деревни Пистово. </text:p>
      <text:p text:style-name="P15"><text:span text:style-name="T4">П</text:span>оявление коня <text:span text:style-name="T13">повсюду </text:span>вызывало оживление <text:span text:style-name="T13">среди </text:span>зрителей.</text:p>
      <text:p text:style-name="P15"/>
      <text:p text:style-name="P15">Помимо кино в клубе части я иногда ходил на фильмы в Доме офицеров — родители давали мне деньги на билет. </text:p>
      <text:p text:style-name="P15">Там я впервые посмотрел французскую экранизацию «Трёх Мушкетёров». </text:p>
      <text:p text:style-name="P15">Народу собралось как никогда. </text:p>
      <text:p text:style-name="P15">В толпе <text:span text:style-name="T2">перед зрительным залом </text:span>ходили нехорошие слухи, будто фильм не привезли и <text:span text:style-name="T3">вместо него</text:span> покажут что-то другое, чтоб не пропадать билетам. </text:p>
      <text:p text:style-name="P16">На стене <text:span text:style-name="T1">вестибюля </text:span>висел многометровый портрет маршала Малиновского при всех его орденах и медалях. <text:span text:style-name="T1">Их у него столько, что н</text:span>а <text:s/>кителе не осталось свободн<text:span text:style-name="T13">ого</text:span> мест<text:span text:style-name="T13">а</text:span> — награды <text:span text:style-name="T13">свисали даже ниже пояса, как</text:span> кольчуга. </text:p>
      <text:p text:style-name="P16">Глядя на маршала, я думал, что ни на что другое не пойду, <text:span text:style-name="T13">хоть и деньги за билет уже отданы</text:span>.</text:p>
      <text:p text:style-name="P16">Но тревога оказалась ложной и счастье длилось, <text:span text:style-name="T1">под</text:span> звон шпаг, целых две серии в цвете.</text:p>
      <text:p text:style-name="P17"/>
      <text:p text:style-name="P17">Освоение библиотеки части шло весьма успешно. </text:p>
      <text:p text:style-name="P17">Мало того, что меня давно перестали пугать картинки в прихожей, так я ещё стал заправским полколазом. </text:p>
      <text:p text:style-name="P17">Поскольку шкафы с книгами стояли довольно тесно, я наловчился взбираться на самый верх упираясь ногами в полки по обе стороны от <text:s/>узких проходов. Не <text:span text:style-name="T1">могу </text:span>сказать, что на недосягаемых прежде полках нашлись особые книги, <text:span text:style-name="T1">однако,</text:span> приобретённые навыки альпинизма повышали моё самоуважение.</text:p>
      <text:p text:style-name="P18">Как и <text:span text:style-name="T2">в том </text:span><text:s/>случа<text:span text:style-name="T2">е</text:span>, когда Наташа отвлекла меня от диванного чтения известием, что в подвале соседнего дома обнаружена сова.</text:p>
      <text:p text:style-name="P18"><text:soft-page-break/>Конечно, я сразу же выбежал вслед за ней.</text:p>
      <text:p text:style-name="P18">Это был подвал углового дома, и тамошний коридор освещала одинокая лампочка, уцелевшая во время шпоночных воен. </text:p>
      <text:p text:style-name="P18">В конце <text:span text:style-name="T2">коридора</text:span> под проёмом <text:span text:style-name="T2">в</text:span> приям<text:span text:style-name="T2">ок</text:span> на полу сидела крупная птица — куда больше совы. Целый филин. Он покачивал ушастой головой с загнутым клювом. </text:p>
      <text:p text:style-name="P18">Понятно, почему малыши не решались подойти.</text:p>
      <text:p text:style-name="P18">Я действовал не раздумывая, как будто каждый день сталкивался с филинами — снял <text:span text:style-name="T1">свою </text:span>рубашку и накинул её на птицу, а потом приподнял с пола за когтистые ноги. Филин не сопротивлялся под покровом <text:span text:style-name="T1">моей одежды</text:span>.</text:p>
      <text:p text:style-name="P18">Ну, а куда <text:span text:style-name="T1">же его </text:span>ещё, если не <text:span text:style-name="T1">к нам </text:span>домой? <text:s/><text:span text:style-name="T1">Тем более, что я не одет.</text:span></text:p>
      <text:p text:style-name="P18">Мама не согласилась держать дома такого великана, хотя у соседей Савкиных в квартире жила <text:span text:style-name="T2">здоровенная</text:span> ворона. </text:p>
      <text:p text:style-name="P19">Мама сказала, что бабушка Савкиных целый день подтирает вороний помёт. А у нас кто будет, если все на работе и в школе?</text:p>
      <text:p text:style-name="P19">Скрепя сердце, я пообещал на следующее утро отнести филина в школьный уголок, где жили белка и ёж в клетках. А пока пусть посидит в ванной. </text:p>
      <text:p text:style-name="P20">Чтоб он подкрепился, я отнёс в ванную краюху хлеба и блюдце с молоком. </text:p>
      <text:p text:style-name="P20">Он сидел в углу на плиточном полу и даже не взглянул на пищу. </text:p>
      <text:p text:style-name="P20">Я выключил свет, надеясь, что <text:span text:style-name="T13">он </text:span>и в темноте найдёт, ведь <text:span text:style-name="T13">это</text:span> ночной хищник.</text:p>
      <text:p text:style-name="P20">Утром оказалось, что филин <text:span text:style-name="T13">так </text:span>ни к чему и не притронулся. </text:p>
      <text:p text:style-name="P20">Позавтракав, я взял его за ноги и понёс в школу. <text:s/></text:p>
      <text:p text:style-name="P20">Наверно, филинам <text:s/>неудобно <text:s/>висеть вниз головой, поэтому он подворачивал её кверху, насколько пускала шея. </text:p>
      <text:p text:style-name="P20">Иногда я отдавал свой портфель брату и <text:span text:style-name="T14">нёс птицу двумя руками в нормальном положении. </text:span></text:p>
      <text:p text:style-name="P21">Когда <text:span text:style-name="T1">с пригорка </text:span>показалась школа, голова филина обвисла вниз и я понял, что он сдох. </text:p>
      <text:p text:style-name="P21">Я даже <text:span text:style-name="T2">несколько</text:span> обрадовался, что ему не придётся жить в неволе живого уголка, отнёс его подальше от тропы и спрятал в кустах, потому что однажды видел на Бугорке ястреба повешенного <text:span text:style-name="T1">там </text:span>на толстом суку старого дерева. </text:p>
      <text:p text:style-name="P21">Мне не хотелось, чтобы у моего, даже мёртвого, филина выдирали перья или как-то ещё издевались. </text:p>
      <text:p text:style-name="P21">Мама потом сказала, что наверное он умер от старости, потому и в подвал залез, но я думаю всё так случилось, чтобы мы с ним встретились — он был посланцем мне, а в чём заключалось послание я пока ещё не разгадал.</text:p>
      <text:p text:style-name="P21"/>
      <text:p text:style-name="P1"><text:span text:style-name="T2">(...п</text:span>тицы, они ведь не только птицы, об этом ещё авгуры знали.</text:p>
      <text:p text:style-name="P1">Мой дом в Степанакерте расположен на склоне глубокого оврага позади роддома. Самый крайний <text:span text:style-name="T1">дом </text:span>в тупике, практически на отшибе. </text:p>
      <text:p text:style-name="P1">Как-то, возвращаясь домой я увидел в траве птицу, чуть больше воробья. Она продиралась сквозь траву нетвёрдыми шагами, словно тяжко раненная, и волочила крылья позади себя.</text:p>
      <text:p text:style-name="P1">Я прошёл мимо — слишком много своих проблем. </text:p>
      <text:p text:style-name="P1">На следующий день узнал, что в тот <text:span text:style-name="T13">же самый </text:span>момент в овраге зарезали молодого человека. Наркушные разборки. <text:s/></text:p>
      <text:p text:style-name="P1">Та птица была душой убитого и ничто меня <text:span text:style-name="T1">в этом </text:span>не переубедит...<text:span text:style-name="T2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2-28T18:26:29.616076443</meta:creation-date>
    <dc:date>2017-02-28T18:26:35.836618233</dc:date>
    <dc:creator>sehrguey </dc:creator>
    <meta:editing-duration>PT6S</meta:editing-duration>
    <meta:editing-cycles>1</meta:editing-cycles>
    <meta:document-statistic meta:table-count="0" meta:image-count="0" meta:object-count="0" meta:page-count="3" meta:paragraph-count="83" meta:word-count="1410" meta:character-count="8492" meta:non-whitespace-character-count="7100"/>
    <meta:generator>LibreOffice/4.3.3.2$Linux_x86 LibreOffice_project/430m0$Build-2</meta:generator>
  </office:meta>
</office:document-meta>
</file>